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63" style:family="table">
      <style:table-properties style:width="16.02cm" fo:margin-left="0cm" table:align="left" fo:background-color="transparent" fo:keep-with-next="auto">
        <style:background-image/>
      </style:table-properties>
    </style:style>
    <style:style style:name="Table163.A" style:family="table-column">
      <style:table-column-properties style:column-width="1.998cm"/>
    </style:style>
    <style:style style:name="Table163.B" style:family="table-column">
      <style:table-column-properties style:column-width="2cm"/>
    </style:style>
    <style:style style:name="Table163.C" style:family="table-column">
      <style:table-column-properties style:column-width="4.597cm"/>
    </style:style>
    <style:style style:name="Table163.D" style:family="table-column">
      <style:table-column-properties style:column-width="7.424cm"/>
    </style:style>
    <style:style style:name="Table163.1" style:family="table-row">
      <style:table-row-properties fo:background-color="transparent" fo:keep-together="always">
        <style:background-image/>
      </style:table-row-properties>
    </style:style>
    <style:style style:name="Table16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3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1145971" officeooo:paragraph-rsid="007f6eb3"/>
    </style:style>
    <style:style style:name="P3" style:family="paragraph" style:parent-style-name="Table_20_Heading">
      <style:text-properties style:use-window-font-color="true" loext:opacity="0%" style:font-name="Liberation Sans1" fo:font-size="9pt" fo:font-weight="bold" officeooo:rsid="01145971" officeooo:paragraph-rsid="007f6eb3" style:font-size-asian="10.5pt" style:font-weight-asian="bold" style:font-weight-complex="bold"/>
    </style:style>
    <style:style style:name="P4" style:family="paragraph" style:parent-style-name="Table_20_Heading">
      <style:text-properties style:use-window-font-color="true" loext:opacity="0%" style:font-name="Liberation Sans1" fo:font-size="9pt" fo:font-weight="bold" officeooo:rsid="0119dca3" officeooo:paragraph-rsid="007f6eb3" style:font-size-asian="10.5pt" style:font-weight-asian="bold" style:font-weight-complex="bold"/>
    </style:style>
    <style:style style:name="P5" style:family="paragraph" style:parent-style-name="Table_20_Contents">
      <style:text-properties officeooo:rsid="0115f936" officeooo:paragraph-rsid="007f6eb3"/>
    </style:style>
    <style:style style:name="P6" style:family="paragraph" style:parent-style-name="Table_20_Contents">
      <style:text-properties officeooo:rsid="011323e8" officeooo:paragraph-rsid="007f6eb3"/>
    </style:style>
    <style:style style:name="P7" style:family="paragraph" style:parent-style-name="Table_20_Contents">
      <style:text-properties officeooo:rsid="01727f43" officeooo:paragraph-rsid="007f6eb3"/>
    </style:style>
    <style:style style:name="P8" style:family="paragraph" style:parent-style-name="Table_20_Contents">
      <style:text-properties officeooo:rsid="01adbb9b" officeooo:paragraph-rsid="007f6eb3"/>
    </style:style>
    <style:style style:name="P9" style:family="paragraph" style:parent-style-name="Table_20_Contents">
      <style:text-properties officeooo:rsid="01adbb9b" officeooo:paragraph-rsid="008d24c1"/>
    </style:style>
    <style:style style:name="P10" style:family="paragraph" style:parent-style-name="Table_20_Contents">
      <style:text-properties officeooo:paragraph-rsid="007f6eb3"/>
    </style:style>
    <style:style style:name="P11" style:family="paragraph" style:parent-style-name="Table_20_Contents">
      <style:text-properties officeooo:rsid="0089451f" officeooo:paragraph-rsid="0089451f"/>
    </style:style>
    <style:style style:name="P12" style:family="paragraph" style:parent-style-name="Table_20_Contents">
      <style:text-properties officeooo:rsid="008d24c1" officeooo:paragraph-rsid="008d24c1"/>
    </style:style>
    <style:style style:name="P13" style:family="paragraph" style:parent-style-name="Contenuto_20_tabella_20_centrato">
      <style:text-properties officeooo:rsid="011b99c0" officeooo:paragraph-rsid="007f6eb3"/>
    </style:style>
    <style:style style:name="P14" style:family="paragraph" style:parent-style-name="Contenuto_20_tabella_20_centrato">
      <style:text-properties officeooo:rsid="018fe8d6" officeooo:paragraph-rsid="007f6eb3"/>
    </style:style>
    <style:style style:name="P15" style:family="paragraph" style:parent-style-name="Contenuto_20_tabella_20_centrato">
      <style:text-properties officeooo:rsid="013e1e44" officeooo:paragraph-rsid="007f6eb3"/>
    </style:style>
    <style:style style:name="P16" style:family="paragraph" style:parent-style-name="Contenuto_20_tabella_20_centrato">
      <style:text-properties officeooo:rsid="01727f43" officeooo:paragraph-rsid="007f6eb3"/>
    </style:style>
    <style:style style:name="P17" style:family="paragraph" style:parent-style-name="Contenuto_20_tabella_20_centrato">
      <style:text-properties officeooo:rsid="01adbb9b" officeooo:paragraph-rsid="007f6eb3"/>
    </style:style>
    <style:style style:name="P18" style:family="paragraph" style:parent-style-name="Contenuto_20_tabella_20_centrato">
      <style:text-properties officeooo:paragraph-rsid="007f6eb3"/>
    </style:style>
    <style:style style:name="P19" style:family="paragraph" style:parent-style-name="Contenuto_20_tabella_20_centrato">
      <style:text-properties officeooo:rsid="0089451f" officeooo:paragraph-rsid="0089451f"/>
    </style:style>
    <style:style style:name="P20" style:family="paragraph" style:parent-style-name="Contenuto_20_tabella_20_centrato">
      <style:text-properties officeooo:paragraph-rsid="008d24c1"/>
    </style:style>
    <style:style style:name="P21" style:family="paragraph" style:parent-style-name="Standard">
      <style:text-properties officeooo:paragraph-rsid="007f6eb3"/>
    </style:style>
    <style:style style:name="P22" style:family="paragraph" style:parent-style-name="Text">
      <style:text-properties officeooo:paragraph-rsid="0083fce5"/>
    </style:style>
    <style:style style:name="P23" style:family="paragraph" style:parent-style-name="Contenuto_20_tabella_20_centrato">
      <style:text-properties officeooo:paragraph-rsid="007f6eb3"/>
    </style:style>
    <style:style style:name="P24" style:family="paragraph" style:parent-style-name="Contenuto_20_tabella_20_centrato">
      <style:text-properties officeooo:rsid="013e1e44" officeooo:paragraph-rsid="007f6eb3"/>
    </style:style>
    <style:style style:name="P25" style:family="paragraph" style:parent-style-name="Contenuto_20_tabella_20_centrato">
      <style:text-properties officeooo:rsid="01727f43" officeooo:paragraph-rsid="007f6eb3"/>
    </style:style>
    <style:style style:name="P26" style:family="paragraph" style:parent-style-name="Contenuto_20_tabella_20_centrato">
      <style:text-properties officeooo:rsid="01adbb9b" officeooo:paragraph-rsid="007f6eb3"/>
    </style:style>
    <style:style style:name="P27" style:family="paragraph" style:parent-style-name="Contenuto_20_tabella_20_centrato">
      <style:text-properties officeooo:rsid="0089451f" officeooo:paragraph-rsid="0089451f"/>
    </style:style>
    <style:style style:name="P28" style:family="paragraph" style:parent-style-name="Contenuto_20_tabella_20_centrato">
      <style:text-properties officeooo:rsid="011b99c0" officeooo:paragraph-rsid="007f6eb3"/>
    </style:style>
    <style:style style:name="P29" style:family="paragraph" style:parent-style-name="Contenuto_20_tabella_20_centrato">
      <style:text-properties officeooo:paragraph-rsid="008d24c1"/>
    </style:style>
    <style:style style:name="P30" style:family="paragraph" style:parent-style-name="Heading_20_2" style:master-page-name="Standard">
      <style:paragraph-properties style:page-number="auto"/>
    </style:style>
    <style:style style:name="P31" style:family="paragraph" style:parent-style-name="Table_20_Heading">
      <style:text-properties style:use-window-font-color="true" loext:opacity="0%" style:font-name="Liberation Sans1" fo:font-size="9pt" fo:font-weight="bold" officeooo:rsid="01145971" officeooo:paragraph-rsid="007f6eb3" style:font-size-asian="10.5pt" style:font-weight-asian="bold" style:font-weight-complex="bold"/>
    </style:style>
    <style:style style:name="P32" style:family="paragraph" style:parent-style-name="Table_20_Heading">
      <style:text-properties officeooo:rsid="01145971" officeooo:paragraph-rsid="007f6eb3"/>
    </style:style>
    <style:style style:name="T1" style:family="text">
      <style:text-properties style:use-window-font-color="true" loext:opacity="0%" style:font-name="Liberation Sans1" fo:font-size="9pt" style:font-size-asian="10.5pt"/>
    </style:style>
    <style:style style:name="T2" style:family="text">
      <style:text-properties style:use-window-font-color="true" loext:opacity="0%" style:font-name="Liberation Sans1" fo:font-size="9pt" officeooo:rsid="011323e8" style:font-size-asian="10.5pt"/>
    </style:style>
    <style:style style:name="T3" style:family="text">
      <style:text-properties style:use-window-font-color="true" loext:opacity="0%" style:font-name="Liberation Sans1" fo:font-size="9pt" officeooo:rsid="011800ef" style:font-size-asian="10.5pt"/>
    </style:style>
    <style:style style:name="T4" style:family="text">
      <style:text-properties style:use-window-font-color="true" loext:opacity="0%" style:font-name="Liberation Sans1" fo:font-size="9pt" officeooo:rsid="013e1e44" style:font-size-asian="10.5pt"/>
    </style:style>
    <style:style style:name="T5" style:family="text">
      <style:text-properties officeooo:rsid="0119dca3"/>
    </style:style>
    <style:style style:name="T6" style:family="text">
      <style:text-properties officeooo:rsid="0115f936"/>
    </style:style>
    <style:style style:name="T7" style:family="text">
      <style:text-properties officeooo:rsid="011323e8"/>
    </style:style>
    <style:style style:name="T8" style:family="text">
      <style:text-properties officeooo:rsid="01145971"/>
    </style:style>
    <style:style style:name="T9" style:family="text">
      <style:text-properties style:text-position="sub 58%"/>
    </style:style>
    <style:style style:name="T10" style:family="text">
      <style:text-properties officeooo:rsid="0114d859"/>
    </style:style>
    <style:style style:name="T11" style:family="text">
      <style:text-properties officeooo:rsid="011800ef"/>
    </style:style>
    <style:style style:name="T12" style:family="text">
      <style:text-properties officeooo:rsid="01727f43"/>
    </style:style>
    <style:style style:name="T13" style:family="text">
      <style:text-properties fo:color="#21409a" loext:opacity="100%" fo:font-size="11pt" fo:font-style="italic" officeooo:rsid="01213ce5" style:font-size-asian="10.5pt"/>
    </style:style>
    <style:style style:name="T14" style:family="text">
      <style:text-properties officeooo:rsid="0083fce5"/>
    </style:style>
    <style:style style:name="T15" style:family="text">
      <style:text-properties officeooo:rsid="0087b0d4"/>
    </style:style>
    <style:style style:name="T16" style:family="text">
      <style:text-properties officeooo:rsid="0087dc39"/>
    </style:style>
    <style:style style:name="T17" style:family="text">
      <style:text-properties officeooo:rsid="008d24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.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0" text:outline-level="2">Test <text:span text:style-name="T14">automatico</text:span></text:h>
      <text:h text:style-name="Heading_20_3" text:outline-level="3">Test didascalie automatiche</text:h>
      <text:p text:style-name="P22"><text:span text:style-name="T13">Eq.</text:span> <text:sequence text:ref-name="refText0" text:name="Text" text:formula="ooow:Text+1" style:num-format="1">T.1-1</text:sequence>: Test <text:span text:style-name="T15">numerazione equazione</text:span></text:p>
      <text:p text:style-name="P22"><text:span text:style-name="T13">Illustrazione</text:span> <text:sequence text:ref-name="refIllustration0" text:name="Illustration" text:formula="ooow:Illustration+1" style:num-format="1">T.1-1</text:sequence>: Test <text:span text:style-name="T15">numerazione illustrazione</text:span></text:p>
      <text:p text:style-name="P22"><text:span text:style-name="T13">Tabella</text:span> <text:sequence text:ref-name="refTable0" text:name="Table" text:formula="ooow:Table+1" style:num-format="1">T.1.1</text:sequence>: Test <text:span text:style-name="T15">numerazione tabella</text:span></text:p>
      <text:h text:style-name="Heading_20_3" text:outline-level="3">Test link<text:span text:style-name="T16">s</text:span> <text:span text:style-name="T16">automatici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header-rows>
          <table:table-row table:style-name="Table163.1">
            <table:table-cell table:style-name="Table163.A1" office:value-type="string">
              <text:p text:style-name="P3">V<text:span text:style-name="T5">ero</text:span></text:p>
            </table:table-cell>
            <table:table-cell table:style-name="Table163.A1" office:value-type="string">
              <text:p text:style-name="P2">Link</text:p>
            </table:table-cell>
            <table:table-cell table:style-name="Table163.A1" office:value-type="string">
              <text:p text:style-name="P3">C<text:span text:style-name="T6">opia incolla</text:span></text:p>
            </table:table-cell>
            <table:table-cell table:style-name="Table163.D1" office:value-type="string">
              <text:p text:style-name="P2">Descrizione</text:p>
            </table:table-cell>
          </table:table-row>
        </table:table-header-rows>
        <table:table-row table:style-name="Table163.1">
          <table:table-cell table:style-name="Table163.A2" office:value-type="string">
            <text:p text:style-name="P18">G</text:p>
          </table:table-cell>
          <table:table-cell table:style-name="Table163.A2" office:value-type="string">
            <text:p text:style-name="P13"><text:reference-ref text:reference-format="chapter" text:ref-name="sez generalità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span text:style-name="T7"><text:reference-ref text:reference-format="chapter" text:ref-name="sez generalità">Errore: sorgente del riferimento non trovata</text:reference-ref></text:span></text:p>
          </table:table-cell>
          <table:table-cell table:style-name="Table163.D2" office:value-type="string">
            <text:p text:style-name="P10">Generalità</text:p>
          </table:table-cell>
        </table:table-row>
        <table:table-row table:style-name="Table163.1">
          <table:table-cell table:style-name="Table163.A2" office:value-type="string">
            <text:p text:style-name="P18">G.1</text:p>
          </table:table-cell>
          <table:table-cell table:style-name="Table163.A2" office:value-type="string">
            <text:p text:style-name="P18"><text:reference-ref text:reference-format="chapter" text:ref-name="ch definizion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definizioni">Errore: sorgente del riferimento non trovata</text:reference-ref></text:p>
          </table:table-cell>
          <table:table-cell table:style-name="Table163.D2" office:value-type="string">
            <text:p text:style-name="P10">Definizioni</text:p>
          </table:table-cell>
        </table:table-row>
        <table:table-row table:style-name="Table163.1">
          <table:table-cell table:style-name="Table163.A2" office:value-type="string">
            <text:p text:style-name="P18">G.2</text:p>
          </table:table-cell>
          <table:table-cell table:style-name="Table163.A2" office:value-type="string">
            <text:p text:style-name="P18"><text:reference-ref text:reference-format="chapter" text:ref-name="ch progettazione">Errore: sorgente del riferimento non trovata</text:reference-ref></text:p>
          </table:table-cell>
          <table:table-cell table:style-name="Table163.A2" office:value-type="string">
            <text:p text:style-name="P10"><text:span text:style-name="T8">capitolo </text:span><text:reference-ref text:reference-format="chapter" text:ref-name="ch progettazione">Errore: sorgente del riferimento non trovata</text:reference-ref></text:p>
          </table:table-cell>
          <table:table-cell table:style-name="Table163.D2" office:value-type="string">
            <text:p text:style-name="P10">Progettazione</text:p>
          </table:table-cell>
        </table:table-row>
        <table:table-row table:style-name="Table163.1">
          <table:table-cell table:style-name="Table163.A2" office:value-type="string">
            <text:p text:style-name="P18">G.2.7</text:p>
          </table:table-cell>
          <table:table-cell table:style-name="Table163.A2" office:value-type="string">
            <text:p text:style-name="P18"><text:reference-ref text:reference-format="chapter" text:ref-name="ch progettazione metod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progettazione metodi">Errore: sorgente del riferimento non trovata</text:reference-ref></text:p>
          </table:table-cell>
          <table:table-cell table:style-name="Table163.D2" office:value-type="string">
            <text:p text:style-name="P10">Progettazione <text:span text:style-name="T6">metodi</text:span></text:p>
          </table:table-cell>
        </table:table-row>
        <table:table-row table:style-name="Table163.1">
          <table:table-cell table:style-name="Table163.A2" office:value-type="string">
            <text:p text:style-name="P18">G.2.8</text:p>
          </table:table-cell>
          <table:table-cell table:style-name="Table163.A2" office:value-type="string">
            <text:p text:style-name="P18"><text:reference-ref text:reference-format="chapter" text:ref-name="ch progettazione metodi avanzat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progettazione metodi avanzati">Errore: sorgente del riferimento non trovata</text:reference-ref></text:p>
          </table:table-cell>
          <table:table-cell table:style-name="Table163.D2" office:value-type="string">
            <text:p text:style-name="P10">Progettazione <text:span text:style-name="T6">metodi avanzati</text:span></text:p>
          </table:table-cell>
        </table:table-row>
        <table:table-row table:style-name="Table163.1">
          <table:table-cell table:style-name="Table163.A2" office:value-type="string">
            <text:p text:style-name="P18">G.3</text:p>
          </table:table-cell>
          <table:table-cell table:style-name="Table163.A2" office:value-type="string">
            <text:p text:style-name="P18"><text:reference-ref text:reference-format="chapter" text:ref-name="ch profili di rischi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profili di rischio">Errore: sorgente del riferimento non trovata</text:reference-ref></text:p>
          </table:table-cell>
          <table:table-cell table:style-name="Table163.D2" office:value-type="string">
            <text:p text:style-name="P5">Profili di rischio</text:p>
          </table:table-cell>
        </table:table-row>
        <table:table-row table:style-name="Table163.1">
          <table:table-cell table:style-name="Table163.A2" office:value-type="string">
            <text:p text:style-name="P18">G.3.2</text:p>
          </table:table-cell>
          <table:table-cell table:style-name="Table163.A2" office:value-type="string">
            <text:p text:style-name="P18"><text:reference-ref text:reference-format="chapter" text:ref-name="ch profili di rischio Rvita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profili di rischio Rvita">Errore: sorgente del riferimento non trovata</text:reference-ref></text:p>
          </table:table-cell>
          <table:table-cell table:style-name="Table163.D2" office:value-type="string">
            <text:p text:style-name="P5">Profili di rischio R<text:span text:style-name="T9">vita</text:span></text:p>
          </table:table-cell>
        </table:table-row>
        <table:table-row table:style-name="Table163.1">
          <table:table-cell table:style-name="Table163.A2" office:value-type="string">
            <text:p text:style-name="P18">S</text:p>
          </table:table-cell>
          <table:table-cell table:style-name="Table163.A2" office:value-type="string">
            <text:p text:style-name="P18"><text:reference-ref text:reference-format="chapter" text:ref-name="sez strategia">Errore: sorgente del riferimento non trovata</text:reference-ref></text:p>
          </table:table-cell>
          <table:table-cell table:style-name="Table163.A2" office:value-type="string">
            <text:p text:style-name="P10"><text:span text:style-name="T10">sezione </text:span><text:reference-ref text:reference-format="chapter" text:ref-name="sez strategia">Errore: sorgente del riferimento non trovata</text:reference-ref></text:p>
          </table:table-cell>
          <table:table-cell table:style-name="Table163.D2" office:value-type="string">
            <text:p text:style-name="P5">Strategia</text:p>
          </table:table-cell>
        </table:table-row>
        <table:table-row table:style-name="Table163.1">
          <table:table-cell table:style-name="Table163.A2" office:value-type="string">
            <text:p text:style-name="P18">S.1</text:p>
          </table:table-cell>
          <table:table-cell table:style-name="Table163.A2" office:value-type="string">
            <text:p text:style-name="P18"><text:reference-ref text:reference-format="chapter" text:ref-name="ch reazione al fuoc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reazione al fuoco">Errore: sorgente del riferimento non trovata</text:reference-ref></text:p>
          </table:table-cell>
          <table:table-cell table:style-name="Table163.D2" office:value-type="string">
            <text:p text:style-name="P5">Reazione al fuoco</text:p>
          </table:table-cell>
        </table:table-row>
        <table:table-row table:style-name="Table163.1">
          <table:table-cell table:style-name="Table163.A2" office:value-type="string">
            <text:p text:style-name="P18">S.1.5</text:p>
          </table:table-cell>
          <table:table-cell table:style-name="Table163.A2" office:value-type="string">
            <text:p text:style-name="P18"><text:reference-ref text:reference-format="chapter" text:ref-name="ch reazione al fuoco grupp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reazione al fuoco gruppi">Errore: sorgente del riferimento non trovata</text:reference-ref></text:p>
          </table:table-cell>
          <table:table-cell table:style-name="Table163.D2" office:value-type="string">
            <text:p text:style-name="P5">Reazione al fuoco gruppi</text:p>
          </table:table-cell>
        </table:table-row>
        <table:table-row table:style-name="Table163.1">
          <table:table-cell table:style-name="Table163.A2" office:value-type="string">
            <text:p text:style-name="P18">S.2</text:p>
          </table:table-cell>
          <table:table-cell table:style-name="Table163.A2" office:value-type="string">
            <text:p text:style-name="P18"><text:reference-ref text:reference-format="chapter" text:ref-name="ch resistenza al fuoc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resistenza al fuoco">Errore: sorgente del riferimento non trovata</text:reference-ref></text:p>
          </table:table-cell>
          <table:table-cell table:style-name="Table163.D2" office:value-type="string">
            <text:p text:style-name="P5">Resistenza al fuoco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8">S.2.12</text:p>
          </table:table-cell>
          <table:table-cell table:style-name="Table163.A2" office:value-type="string">
            <text:p text:style-name="P18"><text:reference-ref text:reference-format="chapter" text:ref-name="ch resistenza al fuoco class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resistenza al fuoco classi">Errore: sorgente del riferimento non trovata</text:reference-ref></text:p>
          </table:table-cell>
          <table:table-cell table:style-name="Table163.D2" office:value-type="string">
            <text:p text:style-name="P5">Resistenza al fuoco classi</text:p>
          </table:table-cell>
        </table:table-row>
        <table:table-row table:style-name="Table163.1">
          <table:table-cell table:style-name="Table163.A2" office:value-type="string">
            <text:p text:style-name="P18">S.3</text:p>
          </table:table-cell>
          <table:table-cell table:style-name="Table163.A2" office:value-type="string">
            <text:p text:style-name="P18"><text:reference-ref text:reference-format="chapter" text:ref-name="ch compartimentazione">Errore: sorgente del riferimento non trovata</text:reference-ref></text:p>
          </table:table-cell>
          <table:table-cell table:style-name="Table163.A2" office:value-type="string">
            <text:p text:style-name="P10"><text:span text:style-name="T2">c</text:span><text:span text:style-name="T10">apitolo </text:span><text:reference-ref text:reference-format="chapter" text:ref-name="ch compartimentazione">Errore: sorgente del riferimento non trovata</text:reference-ref></text:p>
          </table:table-cell>
          <table:table-cell table:style-name="Table163.D2" office:value-type="string">
            <text:p text:style-name="P5">Compartimentazione</text:p>
          </table:table-cell>
        </table:table-row>
        <table:table-row table:style-name="Table163.1">
          <table:table-cell table:style-name="Table163.A2" office:value-type="string">
            <text:p text:style-name="P18">S.3.4.1</text:p>
          </table:table-cell>
          <table:table-cell table:style-name="Table163.A2" office:value-type="string">
            <text:p text:style-name="P18"><text:reference-ref text:reference-format="chapter" text:ref-name="ch compartimentazione soluzioni conformi I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soluzioni conformi II">Errore: sorgente del riferimento non trovata</text:reference-ref></text:p>
          </table:table-cell>
          <table:table-cell table:style-name="Table163.D2" office:value-type="string">
            <text:p text:style-name="P5">Compartimentazione soluzioni conformi II</text:p>
          </table:table-cell>
        </table:table-row>
        <table:table-row table:style-name="Table163.1">
          <table:table-cell table:style-name="Table163.A2" office:value-type="string">
            <text:p text:style-name="P18">S.3.5.4</text:p>
          </table:table-cell>
          <table:table-cell table:style-name="Table163.A2" office:value-type="string">
            <text:p text:style-name="P18"><text:reference-ref text:reference-format="chapter" text:ref-name="ch compartimentazione filtr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filtro">Errore: sorgente del riferimento non trovata</text:reference-ref></text:p>
          </table:table-cell>
          <table:table-cell table:style-name="Table163.D2" office:value-type="string">
            <text:p text:style-name="P5">Compartimentazione filtro</text:p>
          </table:table-cell>
        </table:table-row>
        <table:table-row table:style-name="Table163.1">
          <table:table-cell table:style-name="Table163.A2" office:value-type="string">
            <text:p text:style-name="P18">S.3.6.2</text:p>
          </table:table-cell>
          <table:table-cell table:style-name="Table163.A2" office:value-type="string">
            <text:p text:style-name="P18"><text:reference-ref text:reference-format="chapter" text:ref-name="ch compartimentazione multipian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multipiano">Errore: sorgente del riferimento non trovata</text:reference-ref></text:p>
          </table:table-cell>
          <table:table-cell table:style-name="Table163.D2" office:value-type="string">
            <text:p text:style-name="P5">Compartimentazione multipiano</text:p>
          </table:table-cell>
        </table:table-row>
        <table:table-row table:style-name="Table163.1">
          <table:table-cell table:style-name="Table163.A2" office:value-type="string">
            <text:p text:style-name="P18">S.3.7.2</text:p>
          </table:table-cell>
          <table:table-cell table:style-name="Table163.A2" office:value-type="string">
            <text:p text:style-name="P18"><text:reference-ref text:reference-format="chapter" text:ref-name="ch compartimentazione prestazion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prestazioni">Errore: sorgente del riferimento non trovata</text:reference-ref></text:p>
          </table:table-cell>
          <table:table-cell table:style-name="Table163.D2" office:value-type="string">
            <text:p text:style-name="P5">Compartimentazione prestazioni</text:p>
          </table:table-cell>
        </table:table-row>
        <table:table-row table:style-name="Table163.1">
          <table:table-cell table:style-name="Table163.A2" office:value-type="string">
            <text:p text:style-name="P18">S.3.8</text:p>
          </table:table-cell>
          <table:table-cell table:style-name="Table163.A2" office:value-type="string">
            <text:p text:style-name="P18"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D2" office:value-type="string">
            <text:p text:style-name="P5">Compartimentazione distanza di separazione incendio</text:p>
          </table:table-cell>
        </table:table-row>
        <table:table-row table:style-name="Table163.1">
          <table:table-cell table:style-name="Table163.A2" office:value-type="string">
            <text:p text:style-name="P18">S.3.10</text:p>
          </table:table-cell>
          <table:table-cell table:style-name="Table163.A2" office:value-type="string">
            <text:p text:style-name="P18"><text:reference-ref text:reference-format="chapter" text:ref-name="ch compartimentazione comunicazion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comunicazioni">Errore: sorgente del riferimento non trovata</text:reference-ref></text:p>
          </table:table-cell>
          <table:table-cell table:style-name="Table163.D2" office:value-type="string">
            <text:p text:style-name="P5">Compartimentazione comunicazioni</text:p>
          </table:table-cell>
        </table:table-row>
        <table:table-row table:style-name="Table163.1">
          <table:table-cell table:style-name="Table163.A2" office:value-type="string">
            <text:p text:style-name="P18">S.3.11</text:p>
          </table:table-cell>
          <table:table-cell table:style-name="Table163.A2" office:value-type="string">
            <text:p text:style-name="P18"><text:reference-ref text:reference-format="chapter" text:ref-name="ch compartimentazione distanza di separazione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distanza di separazione">Errore: sorgente del riferimento non trovata</text:reference-ref></text:p>
          </table:table-cell>
          <table:table-cell table:style-name="Table163.D2" office:value-type="string">
            <text:p text:style-name="P5">Compartimentazione distanza di separazione</text:p>
          </table:table-cell>
        </table:table-row>
        <table:table-row table:style-name="Table163.1">
          <table:table-cell table:style-name="Table163.A2" office:value-type="string">
            <text:p text:style-name="P18">S.4</text:p>
          </table:table-cell>
          <table:table-cell table:style-name="Table163.A2" office:value-type="string">
            <text:p text:style-name="P18"><text:reference-ref text:reference-format="chapter" text:ref-name="ch esodo">Errore: sorgente del riferimento non trovata</text:reference-ref></text:p>
          </table:table-cell>
          <table:table-cell table:style-name="Table163.A2" office:value-type="string">
            <text:p text:style-name="P10"><text:span text:style-name="T8">capitolo </text:span><text:reference-ref text:reference-format="chapter" text:ref-name="ch esodo">Errore: sorgente del riferimento non trovata</text:reference-ref></text:p>
          </table:table-cell>
          <table:table-cell table:style-name="Table163.D2" office:value-type="string">
            <text:p text:style-name="P5">Esodo</text:p>
          </table:table-cell>
        </table:table-row>
        <table:table-row table:style-name="Table163.1">
          <table:table-cell table:style-name="Table163.A2" office:value-type="string">
            <text:p text:style-name="P18">S.4.5.13</text:p>
          </table:table-cell>
          <table:table-cell table:style-name="Table163.A2" office:value-type="string">
            <text:p text:style-name="P18"><text:reference-ref text:reference-format="chapter" text:ref-name="ch esodo sistemi d'esodo comun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esodo sistemi d'esodo comuni">Errore: sorgente del riferimento non trovata</text:reference-ref></text:p>
          </table:table-cell>
          <table:table-cell table:style-name="Table163.D2" office:value-type="string">
            <text:p text:style-name="P5">Esodo</text:p>
          </table:table-cell>
        </table:table-row>
        <table:table-row table:style-name="Table163.1">
          <table:table-cell table:style-name="Table163.A2" office:value-type="string">
            <text:p text:style-name="P18">S.5</text:p>
          </table:table-cell>
          <table:table-cell table:style-name="Table163.A2" office:value-type="string">
            <text:p text:style-name="P18"><text:reference-ref text:reference-format="chapter" text:ref-name="ch gestione sicurezza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gestione sicurezza">Errore: sorgente del riferimento non trovata</text:reference-ref></text:p>
          </table:table-cell>
          <table:table-cell table:style-name="Table163.D2" office:value-type="string">
            <text:p text:style-name="P5">GSA</text:p>
          </table:table-cell>
        </table:table-row>
        <table:table-row table:style-name="Table163.1">
          <table:table-cell table:style-name="Table163.A2" office:value-type="string">
            <text:p text:style-name="P18">S.6</text:p>
          </table:table-cell>
          <table:table-cell table:style-name="Table163.A2" office:value-type="string">
            <text:p text:style-name="P18"><text:reference-ref text:reference-format="chapter" text:ref-name="ch controllo incendi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controllo incendio">Errore: sorgente del riferimento non trovata</text:reference-ref></text:p>
          </table:table-cell>
          <table:table-cell table:style-name="Table163.D2" office:value-type="string">
            <text:p text:style-name="P5">Controllo incendio</text:p>
          </table:table-cell>
        </table:table-row>
        <table:table-row table:style-name="Table163.1">
          <table:table-cell table:style-name="Table163.A2" office:value-type="string">
            <text:p text:style-name="P18">S.6.12</text:p>
          </table:table-cell>
          <table:table-cell table:style-name="Table163.A2" office:value-type="string">
            <text:p text:style-name="P18"><text:reference-ref text:reference-format="chapter" text:ref-name="ch controllo incendio riferiment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ntrollo incendio riferimenti">Errore: sorgente del riferimento non trovata</text:reference-ref></text:p>
          </table:table-cell>
          <table:table-cell table:style-name="Table163.D2" office:value-type="string">
            <text:p text:style-name="P5">Controllo incendio riferimenti</text:p>
          </table:table-cell>
        </table:table-row>
        <table:table-row table:style-name="Table163.1">
          <table:table-cell table:style-name="Table163.A2" office:value-type="string">
            <text:p text:style-name="P18">S.7</text:p>
          </table:table-cell>
          <table:table-cell table:style-name="Table163.A2" office:value-type="string">
            <text:p text:style-name="P18"><text:reference-ref text:reference-format="chapter" text:ref-name="ch IRA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IRAI">Errore: sorgente del riferimento non trovata</text:reference-ref></text:p>
          </table:table-cell>
          <table:table-cell table:style-name="Table163.D2" office:value-type="string">
            <text:p text:style-name="P5">IRA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8">S.8</text:p>
          </table:table-cell>
          <table:table-cell table:style-name="Table163.A2" office:value-type="string">
            <text:p text:style-name="P18"><text:reference-ref text:reference-format="chapter" text:ref-name="ch SEFC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SEFC">Errore: sorgente del riferimento non trovata</text:reference-ref></text:p>
          </table:table-cell>
          <table:table-cell table:style-name="Table163.D2" office:value-type="string">
            <text:p text:style-name="P5">SEFC</text:p>
          </table:table-cell>
        </table:table-row>
        <table:table-row table:style-name="Table163.1">
          <table:table-cell table:style-name="Table163.A2" office:value-type="string">
            <text:p text:style-name="P18">S.9</text:p>
          </table:table-cell>
          <table:table-cell table:style-name="Table163.A2" office:value-type="string">
            <text:p text:style-name="P18"><text:reference-ref text:reference-format="chapter" text:ref-name="ch operatività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operatività">Errore: sorgente del riferimento non trovata</text:reference-ref></text:p>
          </table:table-cell>
          <table:table-cell table:style-name="Table163.D2" office:value-type="string">
            <text:p text:style-name="P5">Operatività</text:p>
          </table:table-cell>
        </table:table-row>
        <table:table-row table:style-name="Table163.1">
          <table:table-cell table:style-name="Table163.A2" office:value-type="string">
            <text:p text:style-name="P18">S.9.6</text:p>
          </table:table-cell>
          <table:table-cell table:style-name="Table163.A2" office:value-type="string">
            <text:p text:style-name="P18"><text:reference-ref text:reference-format="chapter" text:ref-name="ch operatività access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operatività accesso">Errore: sorgente del riferimento non trovata</text:reference-ref></text:p>
          </table:table-cell>
          <table:table-cell table:style-name="Table163.D2" office:value-type="string">
            <text:p text:style-name="P5">Operatività accesso</text:p>
          </table:table-cell>
        </table:table-row>
        <table:table-row table:style-name="Table163.1">
          <table:table-cell table:style-name="Table163.A2" office:value-type="string">
            <text:p text:style-name="P18">S.10</text:p>
          </table:table-cell>
          <table:table-cell table:style-name="Table163.A2" office:value-type="string">
            <text:p text:style-name="P18"><text:reference-ref text:reference-format="chapter" text:ref-name="ch sicurezza impiant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sicurezza impianti">Errore: sorgente del riferimento non trovata</text:reference-ref></text:p>
          </table:table-cell>
          <table:table-cell table:style-name="Table163.D2" office:value-type="string">
            <text:p text:style-name="P5">Sicurezza impianti</text:p>
          </table:table-cell>
        </table:table-row>
        <table:table-row table:style-name="Table163.1">
          <table:table-cell table:style-name="Table163.A2" office:value-type="string">
            <text:p text:style-name="P18">V</text:p>
          </table:table-cell>
          <table:table-cell table:style-name="Table163.A2" office:value-type="string">
            <text:p text:style-name="P18"><text:reference-ref text:reference-format="chapter" text:ref-name="sez rtv">Errore: sorgente del riferimento non trovata</text:reference-ref></text:p>
          </table:table-cell>
          <table:table-cell table:style-name="Table163.A2" office:value-type="string">
            <text:p text:style-name="P10"><text:span text:style-name="T7">sezione </text:span><text:reference-ref text:reference-format="chapter" text:ref-name="sez rtv">Errore: sorgente del riferimento non trovata</text:reference-ref></text:p>
          </table:table-cell>
          <table:table-cell table:style-name="Table163.D2" office:value-type="string">
            <text:p text:style-name="P5">RTV</text:p>
          </table:table-cell>
        </table:table-row>
        <table:table-row table:style-name="Table163.1">
          <table:table-cell table:style-name="Table163.A2" office:value-type="string">
            <text:p text:style-name="P18">V.1</text:p>
          </table:table-cell>
          <table:table-cell table:style-name="Table163.A2" office:value-type="string">
            <text:p text:style-name="P18"><text:reference-ref text:reference-format="chapter" text:ref-name="ch aree a rischio specific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aree a rischio specifico">Errore: sorgente del riferimento non trovata</text:reference-ref></text:p>
          </table:table-cell>
          <table:table-cell table:style-name="Table163.D2" office:value-type="string">
            <text:p text:style-name="P5">RTV aree a rischio specifico</text:p>
          </table:table-cell>
        </table:table-row>
        <table:table-row table:style-name="Table163.1">
          <table:table-cell table:style-name="Table163.A2" office:value-type="string">
            <text:p text:style-name="P18">V.2</text:p>
          </table:table-cell>
          <table:table-cell table:style-name="Table163.A2" office:value-type="string">
            <text:p text:style-name="P18"><text:reference-ref text:reference-format="chapter" text:ref-name="ch aree atmosfere esplosive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aree atmosfere esplosive">Errore: sorgente del riferimento non trovata</text:reference-ref></text:p>
          </table:table-cell>
          <table:table-cell table:style-name="Table163.D2" office:value-type="string">
            <text:p text:style-name="P5">RTV aree atmosfere esplosive</text:p>
          </table:table-cell>
        </table:table-row>
        <table:table-row table:style-name="Table163.1">
          <table:table-cell table:style-name="Table163.A2" office:value-type="string">
            <text:p text:style-name="P18">V.3</text:p>
          </table:table-cell>
          <table:table-cell table:style-name="Table163.A2" office:value-type="string">
            <text:p text:style-name="P18"><text:reference-ref text:reference-format="chapter" text:ref-name="ch ascensor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ascensori">Errore: sorgente del riferimento non trovata</text:reference-ref></text:p>
          </table:table-cell>
          <table:table-cell table:style-name="Table163.D2" office:value-type="string">
            <text:p text:style-name="P5">RTV ascensori</text:p>
          </table:table-cell>
        </table:table-row>
        <table:table-row table:style-name="Table163.1">
          <table:table-cell table:style-name="Table163.A2" office:value-type="string">
            <text:p text:style-name="P18">V.4</text:p>
          </table:table-cell>
          <table:table-cell table:style-name="Table163.A2" office:value-type="string">
            <text:p text:style-name="P18"><text:reference-ref text:reference-format="chapter" text:ref-name="ch rtv uffici">Errore: sorgente del riferimento non trovata</text:reference-ref></text:p>
          </table:table-cell>
          <table:table-cell table:style-name="Table163.A2" office:value-type="string">
            <text:p text:style-name="P6">capitolo <text:reference-ref text:reference-format="chapter" text:ref-name="ch rtv uffici">Errore: sorgente del riferimento non trovata</text:reference-ref></text:p>
          </table:table-cell>
          <table:table-cell table:style-name="Table163.D2" office:value-type="string">
            <text:p text:style-name="P5">RTV uffici</text:p>
          </table:table-cell>
        </table:table-row>
        <table:table-row table:style-name="Table163.1">
          <table:table-cell table:style-name="Table163.A2" office:value-type="string">
            <text:p text:style-name="P18">V.5</text:p>
          </table:table-cell>
          <table:table-cell table:style-name="Table163.A2" office:value-type="string">
            <text:p text:style-name="P18"><text:reference-ref text:reference-format="chapter" text:ref-name="ch rtv alberghi">Errore: sorgente del riferimento non trovata</text:reference-ref></text:p>
          </table:table-cell>
          <table:table-cell table:style-name="Table163.A2" office:value-type="string">
            <text:p text:style-name="P6">capitolo <text:reference-ref text:reference-format="chapter" text:ref-name="ch rtv alberghi">Errore: sorgente del riferimento non trovata</text:reference-ref></text:p>
          </table:table-cell>
          <table:table-cell table:style-name="Table163.D2" office:value-type="string">
            <text:p text:style-name="P5">RTV <text:span text:style-name="T11">alberghi</text:span></text:p>
          </table:table-cell>
        </table:table-row>
        <table:table-row table:style-name="Table163.1">
          <table:table-cell table:style-name="Table163.A2" office:value-type="string">
            <text:p text:style-name="P18">V.6</text:p>
          </table:table-cell>
          <table:table-cell table:style-name="Table163.A2" office:value-type="string">
            <text:p text:style-name="P18"><text:reference-ref text:reference-format="chapter" text:ref-name="ch rtv autorimesse">Errore: sorgente del riferimento non trovata</text:reference-ref></text:p>
          </table:table-cell>
          <table:table-cell table:style-name="Table163.A2" office:value-type="string">
            <text:p text:style-name="P6">capitolo <text:reference-ref text:reference-format="chapter" text:ref-name="ch rtv autorimesse">Errore: sorgente del riferimento non trovata</text:reference-ref></text:p>
          </table:table-cell>
          <table:table-cell table:style-name="Table163.D2" office:value-type="string">
            <text:p text:style-name="P5">RTV <text:span text:style-name="T11">autorimesse</text:span></text:p>
          </table:table-cell>
        </table:table-row>
        <table:table-row table:style-name="Table163.1">
          <table:table-cell table:style-name="Table163.A2" office:value-type="string">
            <text:p text:style-name="P18">V.7</text:p>
          </table:table-cell>
          <table:table-cell table:style-name="Table163.A2" office:value-type="string">
            <text:p text:style-name="P18"><text:reference-ref text:reference-format="chapter" text:ref-name="ch rtv scuole">Errore: sorgente del riferimento non trovata</text:reference-ref></text:p>
          </table:table-cell>
          <table:table-cell table:style-name="Table163.A2" office:value-type="string">
            <text:p text:style-name="P6">capitolo <text:reference-ref text:reference-format="chapter" text:ref-name="ch rtv scuole">Errore: sorgente del riferimento non trovata</text:reference-ref></text:p>
          </table:table-cell>
          <table:table-cell table:style-name="Table163.D2" office:value-type="string">
            <text:p text:style-name="P5">RTV <text:span text:style-name="T11">scuole</text:span></text:p>
          </table:table-cell>
        </table:table-row>
        <table:table-row table:style-name="Table163.1">
          <table:table-cell table:style-name="Table163.A2" office:value-type="string">
            <text:p text:style-name="P18">V.8</text:p>
          </table:table-cell>
          <table:table-cell table:style-name="Table163.A2" office:value-type="string">
            <text:p text:style-name="P18"><text:reference-ref text:reference-format="chapter" text:ref-name="ch rtv commerciali">Errore: sorgente del riferimento non trovata</text:reference-ref></text:p>
          </table:table-cell>
          <table:table-cell table:style-name="Table163.A2" office:value-type="string">
            <text:p text:style-name="P6">capitolo <text:reference-ref text:reference-format="chapter" text:ref-name="ch rtv commerciali">Errore: sorgente del riferimento non trovata</text:reference-ref></text:p>
          </table:table-cell>
          <table:table-cell table:style-name="Table163.D2" office:value-type="string">
            <text:p text:style-name="P5">RTV <text:span text:style-name="T11">commerciali</text:span></text:p>
          </table:table-cell>
        </table:table-row>
        <table:table-row table:style-name="Table163.1">
          <table:table-cell table:style-name="Table163.A2" office:value-type="string">
            <text:p text:style-name="P15">V.9</text:p>
          </table:table-cell>
          <table:table-cell table:style-name="Table163.A2" office:value-type="string">
            <text:p text:style-name="P18"><text:reference-ref text:reference-format="chapter" text:ref-name="ch rtv asili">Errore: sorgente del riferimento non trovata</text:reference-ref></text:p>
          </table:table-cell>
          <table:table-cell table:style-name="Table163.A2" office:value-type="string">
            <text:p text:style-name="P6">capitolo <text:reference-ref text:reference-format="chapter" text:ref-name="ch rtv asili">Errore: sorgente del riferimento non trovata</text:reference-ref></text:p>
          </table:table-cell>
          <table:table-cell table:style-name="Table163.D2" office:value-type="string">
            <text:p text:style-name="P10"><text:span text:style-name="T6">RTV </text:span><text:span text:style-name="T3">a</text:span><text:span text:style-name="T4">sili</text:span></text:p>
          </table:table-cell>
        </table:table-row>
        <table:table-row table:style-name="Table163.1">
          <table:table-cell table:style-name="Table163.A2" office:value-type="string">
            <text:p text:style-name="P16">V.10</text:p>
          </table:table-cell>
          <table:table-cell table:style-name="Table163.A2" office:value-type="string">
            <text:p text:style-name="P18"><text:reference-ref text:reference-format="chapter" text:ref-name="ch rtv edifici tutelati">Errore: sorgente del riferimento non trovata</text:reference-ref></text:p>
          </table:table-cell>
          <table:table-cell table:style-name="Table163.A2" office:value-type="string">
            <text:p text:style-name="P6"><text:span text:style-name="T12">capitolo </text:span><text:reference-ref text:reference-format="chapter" text:ref-name="ch rtv edifici tutelati">Errore: sorgente del riferimento non trovata</text:reference-ref></text:p>
          </table:table-cell>
          <table:table-cell table:style-name="Table163.D2" office:value-type="string">
            <text:p text:style-name="P7">RTV edifici tutelat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7">V.11</text:p>
          </table:table-cell>
          <table:table-cell table:style-name="Table163.A2" office:value-type="string">
            <text:p text:style-name="P18"><text:reference-ref text:reference-format="chapter" text:ref-name="ch rtv strutture sanitarie">Errore: sorgente del riferimento non trovata</text:reference-ref></text:p>
          </table:table-cell>
          <table:table-cell table:style-name="Table163.A2" office:value-type="string">
            <text:p text:style-name="P8">capitolo <text:reference-ref text:reference-format="chapter" text:ref-name="ch rtv strutture sanitarie">Errore: sorgente del riferimento non trovata</text:reference-ref></text:p>
          </table:table-cell>
          <table:table-cell table:style-name="Table163.D2" office:value-type="string">
            <text:p text:style-name="P8">RTV strutture sanitarie</text:p>
          </table:table-cell>
        </table:table-row>
        <table:table-row table:style-name="Table163.1">
          <table:table-cell table:style-name="Table163.A2" office:value-type="string">
            <text:p text:style-name="P19">V.12</text:p>
          </table:table-cell>
          <table:table-cell table:style-name="Table163.A2" office:value-type="string">
            <text:p text:style-name="P20"><text:reference-ref text:reference-format="chapter" text:ref-name="ch rtv altre attività in edifici tutelati">Errore: sorgente del riferimento non trovata</text:reference-ref></text:p>
          </table:table-cell>
          <table:table-cell table:style-name="Table163.A2" office:value-type="string">
            <text:p text:style-name="P9">capitolo <text:reference-ref text:reference-format="chapter" text:ref-name="ch rtv altre attività in edifici tutelati">Errore: sorgente del riferimento non trovata</text:reference-ref></text:p>
          </table:table-cell>
          <table:table-cell table:style-name="Table163.D2" office:value-type="string">
            <text:p text:style-name="P12">RTV <text:span text:style-name="T1">a</text:span>ltre attività in edifici tutelati</text:p>
          </table:table-cell>
        </table:table-row>
        <table:table-row table:style-name="Table163.1">
          <table:table-cell table:style-name="Table163.A2" office:value-type="string">
            <text:p text:style-name="P19">V.1<text:span text:style-name="T17">3</text:span></text:p>
          </table:table-cell>
          <table:table-cell table:style-name="Table163.A2" office:value-type="string">
            <text:p text:style-name="P20"><text:reference-ref text:reference-format="chapter" text:ref-name="ch rtv ed civile abitazione">Errore: sorgente del riferimento non trovata</text:reference-ref></text:p>
          </table:table-cell>
          <table:table-cell table:style-name="Table163.A2" office:value-type="string">
            <text:p text:style-name="P9">capitolo <text:reference-ref text:reference-format="chapter" text:ref-name="ch rtv ed civile abitazione">Errore: sorgente del riferimento non trovata</text:reference-ref></text:p>
          </table:table-cell>
          <table:table-cell table:style-name="Table163.D2" office:value-type="string">
            <text:p text:style-name="P11">RTV edifici civil<text:span text:style-name="T17">e abitazione</text:span></text:p>
          </table:table-cell>
        </table:table-row>
        <table:table-row table:style-name="Table163.1">
          <table:table-cell table:style-name="Table163.A2" office:value-type="string">
            <text:p text:style-name="P19">V.1<text:span text:style-name="T17">4</text:span></text:p>
          </table:table-cell>
          <table:table-cell table:style-name="Table163.A2" office:value-type="string">
            <text:p text:style-name="P20"><text:reference-ref text:reference-format="chapter" text:ref-name="ch rtv chiusure ambito">Errore: sorgente del riferimento non trovata</text:reference-ref></text:p>
          </table:table-cell>
          <table:table-cell table:style-name="Table163.A2" office:value-type="string">
            <text:p text:style-name="P9">capitolo <text:reference-ref text:reference-format="chapter" text:ref-name="ch rtv chiusure ambito">Errore: sorgente del riferimento non trovata</text:reference-ref></text:p>
          </table:table-cell>
          <table:table-cell table:style-name="Table163.D2" office:value-type="string">
            <text:p text:style-name="P11">RTV chiusure d’ambito</text:p>
          </table:table-cell>
        </table:table-row>
        <table:table-row table:style-name="Table163.1">
          <table:table-cell table:style-name="Table163.A2" office:value-type="string">
            <text:p text:style-name="P18">M</text:p>
          </table:table-cell>
          <table:table-cell table:style-name="Table163.A2" office:value-type="string">
            <text:p text:style-name="P18"><text:reference-ref text:reference-format="chapter" text:ref-name="sez metodi">Errore: sorgente del riferimento non trovata</text:reference-ref></text:p>
          </table:table-cell>
          <table:table-cell table:style-name="Table163.A2" office:value-type="string">
            <text:p text:style-name="P10"><text:span text:style-name="T7">sezione </text:span><text:reference-ref text:reference-format="chapter" text:ref-name="sez metodi">Errore: sorgente del riferimento non trovata</text:reference-ref></text:p>
          </table:table-cell>
          <table:table-cell table:style-name="Table163.D2" office:value-type="string">
            <text:p text:style-name="P5">Metodi</text:p>
          </table:table-cell>
        </table:table-row>
        <table:table-row table:style-name="Table163.1">
          <table:table-cell table:style-name="Table163.A2" office:value-type="string">
            <text:p text:style-name="P18">M.1</text:p>
          </table:table-cell>
          <table:table-cell table:style-name="Table163.A2" office:value-type="string">
            <text:p text:style-name="P18"><text:reference-ref text:reference-format="chapter" text:ref-name="ch fse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fse">Errore: sorgente del riferimento non trovata</text:reference-ref></text:p>
          </table:table-cell>
          <table:table-cell table:style-name="Table163.D2" office:value-type="string">
            <text:p text:style-name="P5">FSE</text:p>
          </table:table-cell>
        </table:table-row>
        <table:table-row table:style-name="Table163.1">
          <table:table-cell table:style-name="Table163.A2" office:value-type="string">
            <text:p text:style-name="P18">M.2</text:p>
          </table:table-cell>
          <table:table-cell table:style-name="Table163.A2" office:value-type="string">
            <text:p text:style-name="P18"><text:reference-ref text:reference-format="chapter" text:ref-name="ch fse scenar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fse scenari">Errore: sorgente del riferimento non trovata</text:reference-ref></text:p>
          </table:table-cell>
          <table:table-cell table:style-name="Table163.D2" office:value-type="string">
            <text:p text:style-name="P5">FSE scenari</text:p>
          </table:table-cell>
        </table:table-row>
        <table:table-row table:style-name="Table163.1">
          <table:table-cell table:style-name="Table163.A2" office:value-type="string">
            <text:p text:style-name="P18">M.3</text:p>
          </table:table-cell>
          <table:table-cell table:style-name="Table163.A2" office:value-type="string">
            <text:p text:style-name="P18"><text:reference-ref text:reference-format="chapter" text:ref-name="ch fse vita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fse vita">Errore: sorgente del riferimento non trovata</text:reference-ref></text:p>
          </table:table-cell>
          <table:table-cell table:style-name="Table163.D2" office:value-type="string">
            <text:p text:style-name="P5">FSE vita</text:p>
          </table:table-cell>
        </table:table-row>
        <table:table-row table:style-name="Table163.1">
          <table:table-cell table:style-name="Table163.A2" office:value-type="string">
            <text:p text:style-name="P18">M.3.2.2</text:p>
          </table:table-cell>
          <table:table-cell table:style-name="Table163.A2" office:value-type="string">
            <text:p text:style-name="P18"><text:reference-ref text:reference-format="chapter" text:ref-name="ch fse vita criterio ASET RSET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fse vita criterio ASET RSET">Errore: sorgente del riferimento non trovata</text:reference-ref></text:p>
          </table:table-cell>
          <table:table-cell table:style-name="Table163.D2" office:value-type="string">
            <text:p text:style-name="P5">FSE vita criterio ASET RSET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0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/><text:s/><text:chapter text:display="name" text:outline-level="2"/><text:tab/>Pagina <text:chapter text:display="plain-number" text:outline-level="2"/>-<text:page-number text:select-page="current">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7:38:13.843898343</meta:creation-date>
    <meta:editing-duration>PT21M13S</meta:editing-duration>
    <meta:editing-cycles>16</meta:editing-cycles>
    <meta:generator>LibreOffice/7.1.4.2$Linux_X86_64 LibreOffice_project/10$Build-2</meta:generator>
    <dc:title>modello_codicepi_14</dc:title>
    <dc:date>2021-06-29T13:13:49.424517472</dc:date>
    <meta:document-statistic meta:table-count="1" meta:image-count="0" meta:object-count="0" meta:page-count="4" meta:paragraph-count="212" meta:word-count="855" meta:character-count="6248" meta:non-whitespace-character-count="5605"/>
    <meta:template xlink:type="simple" xlink:actuate="onRequest" xlink:title="modello_codicepi_14" xlink:href="../../../Modelli/modello_codicepi_14.ott" meta:date="2021-04-13T07:38:13.368523167"/>
  </office:meta>
</office:document-meta>
</file>